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31d1" officeooo:paragraph-rsid="000431d1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ffffff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size="12pt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T1" style:family="text">
      <style:text-properties officeooo:rsid="000563ef"/>
    </style:style>
    <style:style style:name="T2" style:family="text">
      <style:text-properties officeooo:rsid="0006f1a8"/>
    </style:style>
    <style:style style:name="T3" style:family="text">
      <style:text-properties officeooo:rsid="000d1013"/>
    </style:style>
    <style:style style:name="T4" style:family="text">
      <style:text-properties fo:font-size="12pt"/>
    </style:style>
    <style:style style:name="gr1" style:family="graphic">
      <style:graphic-properties svg:stroke-color="#000000" draw:fill="solid" draw:fill-color="#000000" draw:textarea-horizontal-align="justify" draw:textarea-vertical-align="middle" draw:auto-grow-height="false" fo:min-height="0.185cm" fo:min-width="2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000000" draw:textarea-horizontal-align="justify" draw:textarea-vertical-align="middle" draw:auto-grow-height="false" fo:min-height="1.296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0.526cm" fo:min-width="0.52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0.527cm" fo:min-width="0.5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0.526cm" fo:min-width="0.5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1.147cm" fo:min-width="3.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7" style:family="graphic">
      <style:graphic-properties draw:fill="solid" draw:fill-color="#ffffff" draw:textarea-horizontal-align="justify" draw:textarea-vertical-align="middle" draw:auto-grow-height="false" fo:min-height="1.173cm" fo:min-width="3.3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1" draw:name="Forme5" draw:style-name="gr3" draw:text-style-name="P4" svg:width="0.742cm" svg:height="0.742cm" svg:x="1.87cm" svg:y="21.382cm">
        <text:p text:style-name="P3">3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1" draw:z-index="9" draw:name="Forme5" draw:style-name="gr3" draw:text-style-name="P4" svg:width="0.742cm" svg:height="0.742cm" svg:x="2.311cm" svg:y="12.411cm">
        <text:p text:style-name="P3">1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text:p text:style-name="Standard"><draw:custom-shape text:anchor-type="paragraph" draw:z-index="0" draw:name="Forme1" draw:style-name="gr6" draw:text-style-name="P4" svg:width="3.414cm" svg:height="1.271cm" svg:x="0.707cm" svg:y="4.087cm"><text:p text:style-name="P3">Moniteu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1" draw:style-name="gr6" draw:text-style-name="P4" svg:width="3.414cm" svg:height="1.271cm" svg:x="6.131cm" svg:y="4.14cm"><text:p text:style-name="P3">Raspberry p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2" draw:style-name="gr7" draw:text-style-name="P4" svg:width="3.44cm" svg:height="1.297cm" svg:x="6.211cm" svg:y="6.706cm"><text:p text:style-name="P3">BDD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1" draw:style-name="gr6" draw:text-style-name="P4" svg:width="3.414cm" svg:height="1.271cm" svg:x="11.582cm" svg:y="4.113cm"><text:p text:style-name="P3">Gach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3" draw:style-name="gr1" draw:text-style-name="P2" svg:width="2.012cm" svg:height="0.186cm" svg:x="9.544cm" svg:y="4.611cm"><text:p/><draw:enhanced-geometry svg:viewBox="0 0 21600 21600" draw:mirror-vertical="true" draw:mirror-horizontal="true" draw:text-areas="?f7 ?f0 21600 ?f2" draw:type="left-arrow" draw:modifiers="4827.3444347064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6" draw:name="Forme5" draw:style-name="gr5" draw:text-style-name="P4" svg:width="0.742cm" svg:height="0.742cm" svg:x="4.826cm" svg:y="0.12cm"><text:p text:style-name="P3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custom-shape text:anchor-type="paragraph" draw:z-index="8" draw:name="Forme5" draw:style-name="gr5" draw:text-style-name="P4" svg:width="0.742cm" svg:height="0.742cm" svg:x="10.156cm" svg:y="0.439cm"><text:p text:style-name="P3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custom-shape text:anchor-type="paragraph" draw:z-index="4" draw:name="Forme3" draw:style-name="gr1" draw:text-style-name="P2" svg:width="2.012cm" svg:height="0.186cm" svg:x="4.12cm" svg:y="0.168cm"><text:p/><draw:enhanced-geometry svg:viewBox="0 0 21600 21600" draw:mirror-vertical="true" draw:text-areas="?f7 ?f0 21600 ?f2" draw:type="left-arrow" draw:modifiers="4827.3444347064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3" draw:name="Forme3" draw:style-name="gr1" draw:text-style-name="P2" svg:width="2.012cm" svg:height="0.186cm" svg:x="4.12cm" svg:y="0.168cm"><text:p/><draw:enhanced-geometry svg:viewBox="0 0 21600 21600" draw:mirror-vertical="true" draw:mirror-horizontal="true" draw:text-areas="?f7 ?f0 21600 ?f2" draw:type="left-arrow" draw:modifiers="4827.3444347064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><draw:custom-shape text:anchor-type="paragraph" draw:z-index="12" draw:name="Forme4" draw:style-name="gr2" draw:text-style-name="P2" svg:width="0.184cm" svg:height="1.297cm" svg:x="7.652cm" svg:y="0.055cm"><text:p/><draw:enhanced-geometry svg:viewBox="0 0 21600 21600" draw:text-areas="?f0 ?f8 ?f2 ?f9" draw:type="up-down-arrow" draw:modifiers="10728.4768211921 7513.04347826087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7" draw:name="Forme5" draw:style-name="gr5" draw:text-style-name="P4" svg:width="0.742cm" svg:height="0.742cm" svg:x="7.835cm" svg:y="0.332cm"><text:p text:style-name="P3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tab/></text:p>
      <text:p text:style-name="Standard"><text:tab/><text:span text:style-name="T1">Communication des images de la Raspberry vers le moniteur pour afficher l’interface de l’application. Il est connecter au </text:span><text:a xlink:type="simple" xlink:href="https://fr.wikipedia.org/wiki/MIPI_DSI" text:style-name="Internet_20_link" text:visited-style-name="Visited_20_Internet_20_Link"><text:span text:style-name="T1">port DSI</text:span></text:a><text:span text:style-name="T1"> </text:span></text:p>
      <text:p text:style-name="Standard"><text:tab/><text:span text:style-name="T1">Le moniteur envoie l’emplacement du curseur par rapport a un appuis de l’utilisateur sur l’écran, permettant la sélection de l’objet que l’utilisateur voudrait empreinte.</text:span></text:p>
      <text:p text:style-name="Standard"><draw:custom-shape text:anchor-type="paragraph" draw:z-index="10" draw:name="Forme5" draw:style-name="gr4" draw:text-style-name="P6" svg:width="0.743cm" svg:height="0.743cm" svg:x="0.161cm" svg:y="0.353cm"><text:p text:style-name="P5"><text:span text:style-name="T4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text:tab/><text:span text:style-name="T1">La Raspberry ferra des demandes vers le serveur bdd pour :</text:span></text:p>
      <text:p text:style-name="Standard"/>
      <text:p text:style-name="Standard"><text:tab/><text:tab/>- <text:span text:style-name="T2">vérification des utilisateur</text:span></text:p>
      <text:p text:style-name="Standard"><text:tab/><text:tab/>- <text:span text:style-name="T3">vérification de la disponibilité de l’objet</text:span></text:p>
      <text:p text:style-name="Standard"/>
      <text:p text:style-name="Standard"><text:tab/><text:span text:style-name="T2">Elle devras aussi communiquer avec le serveur pour écrire des données : </text:span></text:p>
      <text:p text:style-name="Standard"><text:tab/><text:tab/></text:p>
      <text:p text:style-name="Standard"><text:tab/><text:tab/>- <text:span text:style-name="T2">date, heure, objets pour l’empreint</text:span></text:p>
      <text:p text:style-name="Standard">- <text:span text:style-name="T3">date, heure, objets pour le retour</text:span></text:p>
      <text:p text:style-name="Standard"/>
      <text:p text:style-name="Standard"><text:span text:style-name="T3">Avec QT5, Ils est possible d’utiliser les base de données directement en C++</text:span></text:p>
      <text:p text:style-name="Standard"><text:tab/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13T09:27:05.250508051</meta:creation-date>
    <dc:date>2021-01-14T10:50:03.108610579</dc:date>
    <meta:editing-duration>PT3M57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1" meta:paragraph-count="13" meta:word-count="104" meta:character-count="670" meta:non-whitespace-character-count="558"/>
  </office:meta>
</office:document-meta>
</file>